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draw:marker-start-width="0.427cm" draw:marker-end-width="0.427cm" draw:fill="solid" draw:fill-color="#eeeee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draw:stroke="dash" draw:stroke-dash="Fine_20_Dashed_20__28_var_29_" draw:fill="none" draw:textarea-vertical-align="middle"/>
    </style:style>
    <style:style style:name="gr5" style:family="graphic" style:parent-style-name="standard">
      <style:graphic-properties draw:stroke="solid" draw:stroke-dash="Fine_20_Dashed_20__28_var_29_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Fine_20_Dashed" svg:stroke-width="0.152cm" draw:marker-start-width="0.427cm" draw:marker-end-width="0.427cm" draw:fill="solid" draw:fill-color="#eeeeee" draw:textarea-horizontal-align="justify" draw:textarea-vertical-align="middle" draw:auto-grow-height="false" fo:padding-top="0.2cm" fo:padding-bottom="0.2cm" fo:padding-left="0.325cm" fo:padding-right="0.325cm"/>
    </style:style>
    <style:style style:name="gr7" style:family="graphic" style:parent-style-name="standard">
      <style:graphic-properties draw:stroke="solid" draw:stroke-dash="Fine_20_Dashed" svg:stroke-width="0cm" draw:marker-start-width="0.2cm" draw:marker-end-width="0.2cm" draw:fill="none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62cm" svg:y1="10.649cm" svg:x2="13.351cm" svg:y2="10.649cm">
          <text:p text:style-name="P1"/>
          <text:p text:style-name="P1"><text:s text:c="35"/>System Boundary</text:p>
          <text:p text:style-name="P1"/>
          <text:p text:style-name="P1"/>
        </draw:line>
        <draw:custom-shape draw:style-name="gr2" draw:text-style-name="P1" draw:layer="layout" svg:width="5.185cm" svg:height="3.302cm" svg:x="8.077cm" svg:y="1.27cm">
          <text:p text:style-name="P1">FIDO </text:p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131cm" svg:height="3.89cm" svg:x="8.112cm" svg:y="5.381cm">
          <text:p text:style-name="P1">Relying Party </text:p>
          <text:p text:style-name="P1">Server </text:p>
          <text:p text:style-name="P1">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185cm" svg:height="4.064cm" svg:x="8.077cm" svg:y="11.43cm">
          <text:p text:style-name="P1">Relying Party</text:p>
          <text:p text:style-name="P1">Client</text:p>
          <text:p text:style-name="P1">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185cm" svg:height="5.207cm" svg:x="8.077cm" svg:y="16.764cm">
          <text:p text:style-name="P1">FIDO</text:p>
          <text:p text:style-name="P1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28cm" svg:height="3.302cm" svg:x="7.985cm" svg:y="22.717cm">
          <text:p text:style-name="P1">FIDO </text:p>
          <text:p text:style-name="P1">Authentic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.762cm" svg:y1="4.953cm" svg:x2="13.351cm" svg:y2="4.953cm">
          <text:p/>
        </draw:line>
        <draw:line draw:style-name="gr4" draw:text-style-name="P1" draw:layer="layout" svg:x1="1.762cm" svg:y1="16.129cm" svg:x2="13.351cm" svg:y2="16.129cm">
          <text:p/>
        </draw:line>
        <draw:line draw:style-name="gr4" draw:text-style-name="P1" draw:layer="layout" svg:x1="1.762cm" svg:y1="22.274cm" svg:x2="13.351cm" svg:y2="22.274cm">
          <text:p/>
        </draw:line>
        <draw:custom-shape draw:style-name="gr5" draw:text-style-name="P1" draw:layer="layout" svg:width="4.318cm" svg:height="18.542cm" svg:x="2.628cm" svg:y="2.159cm">
          <text:p text:style-name="P1">UAF</text:p>
          <text:p text:style-name="P1">Protocol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ext-areas="?f0 ?f8 ?f2 ?f9" draw:type="up-down-arrow" draw:modifiers="6481.50034730262 2932.8605694024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3.302cm" svg:height="4.826cm" svg:x="3.136cm" svg:y="13.716cm">
          <text:p text:style-name="P1">UAF</text:p>
          <text:p text:style-name="P1">APIs</text:p>
          <draw:enhanced-geometry svg:viewBox="0 0 21600 21600" draw:mirror-horizontal="false" draw:mirror-vertical="false" draw:text-areas="?f0 ?f8 ?f2 ?f9" draw:type="up-down-arrow" draw:modifiers="3983.95501405811 6846.4885021752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4.599cm" svg:height="6.096cm" svg:x="2.47cm" svg:y="7.112cm">
          <text:p text:style-name="P1">TLS</text:p>
          <draw:enhanced-geometry svg:viewBox="0 0 21600 21600" draw:mirror-horizontal="false" draw:mirror-vertical="false" draw:text-areas="?f0 ?f8 ?f2 ?f9" draw:type="up-down-arrow" draw:modifiers="5273.21739130435 6752.4356240774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3.302cm" svg:height="4.826cm" svg:x="3.159cm" svg:y="20.955cm">
          <text:p text:style-name="P1">ASM</text:p>
          <text:p text:style-name="P1">APIs</text:p>
          <draw:enhanced-geometry svg:viewBox="0 0 21600 21600" draw:mirror-horizontal="false" draw:mirror-vertical="false" draw:text-areas="?f0 ?f8 ?f2 ?f9" draw:type="up-down-arrow" draw:modifiers="3983.95501405811 6846.4885021752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5.185cm" svg:height="5.207cm" svg:x="8.077cm" svg:y="16.764cm">
          <text:p text:style-name="P1">FIDO</text:p>
          <text:p text:style-name="P1">Cli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.762cm" svg:y1="26.527cm" svg:x2="13.351cm" svg:y2="26.5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d Hill</meta:initial-creator>
    <meta:creation-date>2014-01-02T14:08:17</meta:creation-date>
    <dc:date>2014-08-22T15:20:40</dc:date>
    <dc:creator>S M</dc:creator>
    <meta:editing-duration>P5DT12H39M28S</meta:editing-duration>
    <meta:editing-cycles>4</meta:editing-cycles>
    <meta:generator>OpenOffice/4.1.0$Unix OpenOffice.org_project/410m18$Build-9764</meta:generator>
    <meta:document-statistic meta:object-count="15"/>
  </office:meta>
</office:document-meta>
</file>